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öhne Mono" svg:font-family="'Söhne Mono', Monaco, 'Andale Mono', 'Ubuntu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9c7b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loext:padding="0.049cm" loext:border="0.06pt solid #e3e3e3"/>
    </style:style>
    <style:style style:name="T2" style:family="text">
      <style:text-properties fo:font-variant="normal" fo:text-transform="none" fo:color="#ffffff" style:font-name="Söhne Mono" fo:font-size="10.5pt" fo:letter-spacing="normal" fo:font-style="normal" fo:font-weight="normal"/>
    </style:style>
    <style:style style:name="T3" style:family="text">
      <style:text-properties fo:font-variant="normal" fo:text-transform="none" fo:color="#ffffff" style:font-name="Söhne Mono" fo:font-size="10.5pt" fo:letter-spacing="normal" fo:font-style="normal" fo:font-weight="normal" loext:padding="0.049cm" loext:border="0.06pt solid #e3e3e3"/>
    </style:style>
    <style:style style:name="T4" style:family="text">
      <style:text-properties fo:font-variant="normal" fo:text-transform="none" fo:color="#ffffff" fo:letter-spacing="normal"/>
    </style:style>
    <style:style style:name="T5" style:family="text">
      <style:text-properties fo:font-variant="normal" fo:text-transform="none" style:font-name="Söhne Mono" fo:font-size="10.5pt" fo:letter-spacing="normal" fo:font-style="normal" fo:font-weight="normal"/>
    </style:style>
    <style:style style:name="T6" style:family="text">
      <style:text-properties fo:font-variant="normal" fo:text-transform="none" style:font-name="Söhne Mono" fo:font-size="10.5pt" fo:letter-spacing="normal" fo:font-style="normal" fo:font-weight="normal" loext:padding="0.049cm" loext:border="0.06pt solid #e3e3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om airflow import DAG </text:p>
      <text:p text:style-name="P1">from datetime import datetime </text:p>
      <text:p text:style-name="P1">from airflow.contrib.operators.kubernetes_pod_operator</text:p>
      <text:p text:style-name="P1">import KubernetesPodOperator </text:p>
      <text:p text:style-name="P1"/>
      <text:p text:style-name="P1">default_args = { 'owner': 'airflow', </text:p>
      <text:p text:style-name="P1">'depends_on_past': False, 'start_date': datetime(2024, 1, 1), </text:p>
      <text:p text:style-name="P1">'email_on_failure': False, 'email_on_retry': False, 'retries': 1, }</text:p>
      <text:p text:style-name="P1"/>
      <text:p text:style-name="P1">dag = DAG('kubernetes_resource_example', default_args=default_args, <text:a xlink:type="simple" xlink:href="mailto:schedule_interval%3D'@once" text:style-name="Internet_20_link" text:visited-style-name="Visited_20_Internet_20_Link">schedule_interval='@once</text:a>')</text:p>
      <text:p text:style-name="P1"/>
      <text:p text:style-name="P1"><text:s/>task1 = KubernetesPodOperator( namespace='airflow', </text:p>
      <text:p text:style-name="P1">image="busybox", </text:p>
      <text:p text:style-name="P1">cmds=["sh", "-c", "echo 'Hello World'"], </text:p>
      <text:p text:style-name="P1">name="task-1", task_id="task-1", </text:p>
      <text:p text:style-name="P1">resources={ 'request_memory': '128Mi', 'request_cpu': '250m', 'limit_memory': '256Mi', 'limit_cpu': '500m', }, dag=dag, ) </text:p>
      <text:p text:style-name="P1"/>
      <text:p text:style-name="P1">task2 = KubernetesPodOperator( namespace='airflow', image="busybox", </text:p>
      <text:p text:style-name="P1">cmds=["sh", "-c", "echo 'Hello World'"],</text:p>
      <text:p text:style-name="P1"><text:s/>name="task-2", </text:p>
      <text:p text:style-name="P1">task_id="task-2", </text:p>
      <text:p text:style-name="P1">resources={ 'request_memory': '256Mi', 'request_cpu': '500m', 'limit_memory': '512Mi', 'limit_cpu': '1000m', }, dag=dag, ) </text:p>
      <text:p text:style-name="P1"/>
      <text:p text:style-name="P1">task1 &gt;&gt; task2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öhne Mono" svg:font-family="'Söhne Mono', Monaco, 'Andale Mono', 'Ubuntu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9T16:01:18.806005884</meta:creation-date>
    <dc:date>2024-02-29T16:42:30.014878900</dc:date>
    <meta:editing-duration>PT4M24S</meta:editing-duration>
    <meta:editing-cycles>1</meta:editing-cycles>
    <meta:document-statistic meta:table-count="0" meta:image-count="0" meta:object-count="0" meta:page-count="1" meta:paragraph-count="19" meta:word-count="86" meta:character-count="943" meta:non-whitespace-character-count="860"/>
    <meta:generator>LibreOffice/6.4.7.2$Linux_X86_64 LibreOffice_project/40$Build-2</meta:generator>
  </office:meta>
</office:document-meta>
</file>